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528in"/>
    </style:style>
    <style:style style:name="co3" style:family="table-column">
      <style:table-column-properties fo:break-before="auto" style:column-width="1.68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Sl.no</text:p>
          </table:table-cell>
          <table:table-cell office:value-type="string">
            <text:p>Video name</text:p>
          </table:table-cell>
          <table:table-cell/>
          <table:table-cell office:value-type="string">
            <text:p>Time(minutes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oop Certification - CCAH - Introduction 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doop Certification - CCAH - Describe the function of HDFS daemons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doop Certification - CCAH - Normal operation of Hadoop cluster in data storage and processing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DFS - Files and blocks - dfs.blocksize (Block Size)</text:p>
          </table:table-cell>
          <table:table-cell/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DFS - Replication Factor - Fault Toleranc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DFS - Metadata, Datanode, Namenode and Secondary Namenode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DFS - Heartbeat, Block report and Checksum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DFS - Namenode Recovery (role of editlogs, fsimage and secondary namenode)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doop Certification - CCAH - Normal operation of Data Storage (HDFS) – Conclusion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adoop Certification - CCAH - Normal operation of Data Processing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adoop Certification - CCAH - Current features of computing systems motivating Hadoop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doop Certification - CCAH - Classify major goals of HDFS Desig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adoop Certification - CCAH - identify appropriate use case for HDFS Federatio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doop Certification - CCAH - components and daemons of an HDFS HA-Quorum cluster – Introduction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DFS - High Availability - Review components and parameter files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doop Certification - CCAH - components and daemons of an HDFS HA-Quorum cluster – Conclusi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doop Certification - CCAH - Determine the best data serialization choice for a given scenario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adoop Certification - CCAH - Describe file read and write paths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DFS Commands - hadoop fs command overview, help and appendToFil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DFS Commands - cat, checksum, chgrp, chmod, chown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DFS Commands - copyFromLocal or put, copyToLocal or get and cp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DFS Commands - count, df, du and expung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DFS Commands - find, getmerge and ls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DFS Commands - mkdir, moveFromLocal, moveToLocal, mv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DFS Commands - stat, tail, test, text, touchz and usage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adoop Certification - CCAH - Understand MRv1 Cluster Settings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up Map Reduce v1 (MRv1) – Challenges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up CDH on AWS - Configure MRv2 + YARN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adoop Certification - CCAH - Deploy MapReduce v2 (MRv2 + YARN)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up CDH on AWS - Configure MRv2 + YARN – Review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up CDH on AWS - Configure MRv2 + YARN – Validate</text:p>
          </table:table-cell>
          <table:table-cell/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up CDH on AWS - Configure MRv2 + YARN - Map Reduce Job Life Cycle</text:p>
          </table:table-cell>
          <table:table-cell/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up CDH on AWS - Configure MRv2 + YARN - Fault Toleranc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adoop Certification - CCAH - Understand basic design strategy for MapReduce v2 (Mrv2)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adoop Certification - CCAH - Determine how YARN handles resource allocations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doop Certification - CCAH - Identify the workflow of MapReduce job running on YAR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adoop Certification - CCAH - Map Reduce Parameter files MRv1 vs. YARN + Mrv2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adoop Certification - CCAH - Principal points to consider hardware and OS for Hadoop cluster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adoop Certification - CCAH - Capacity Planning - Choosing OS, hardware and eco system tools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Hadoop Certification - CCAH - Cluster planning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adoop Certification - CCAH - Logging Configuration (log4j.properties)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adoop Certification - CCAH - Setup Hadoop eco system tools – Introducti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etup CDH on AWS - Setup mysql for hive, oozie, sqoop etc.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etup CDH - Setup Pig using Cloudera Manager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etup CDH on AWS - Setup Hive using Cloudera Manager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etup CDH on AWS - Setup Hive using Cloudera Manager – Review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etup CDH on AWS - Setup Hive using Cloudera Manager – Validate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etup CDH on AWS - Setup Sqoop using Cloudera Manager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etup CDH - Schedulers Overview</text:p>
          </table:table-cell>
          <table:table-cell/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etup CDH - Capacity Scheduler</text:p>
          </table:table-cell>
          <table:table-cell/>
          <table:table-cell office:value-type="float" office:value="17">
            <text:p>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6/20/2018</text:date>, <text:time>09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9:42:09.66</meta:creation-date>
    <dc:date>2018-06-20T09:57:13.11</dc:date>
    <meta:editing-duration>PT15M3S</meta:editing-duration>
    <meta:editing-cycles>1</meta:editing-cycles>
    <meta:document-statistic meta:table-count="3" meta:cell-count="153" meta:object-count="0"/>
    <meta:generator>OpenOffice/4.1.3$Win32 OpenOffice.org_project/413m1$Build-9783</meta:generator>
  </office:meta>
</office:document-meta>
</file>